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3"/>
    <style:style style:name="ce3" style:family="table-cell" style:parent-style-name="Default" style:data-style-name="N125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#name</text:p>
          </table:table-cell>
          <table:table-cell table:style-name="Default" office:value-type="string" calcext:value-type="string">
            <text:p>RvdW[Ang]</text:p>
          </table:table-cell>
          <table:table-cell table:style-name="Default" office:value-type="string" calcext:value-type="string">
            <text:p>EvdW[kcal/mol]</text:p>
          </table:table-cell>
          <table:table-cell office:value-type="string" calcext:value-type="string">
            <text:p>Uuff[kcal/mol]</text:p>
          </table:table-cell>
          <table:table-cell office:value-type="string" calcext:value-type="string">
            <text:p>Vuff[kcal/mol]</text:p>
          </table:table-cell>
          <table:table-cell/>
          <table:table-cell table:style-name="Default" office:value-type="string" calcext:value-type="string">
            <text:p>RvdW[Ang]</text:p>
          </table:table-cell>
          <table:table-cell table:style-name="Default" office:value-type="string" calcext:value-type="string">
            <text:p>EvdW[eV]</text:p>
          </table:table-cell>
          <table:table-cell table:style-name="Default" office:value-type="string" calcext:value-type="string">
            <text:p>Uuff[eV]</text:p>
          </table:table-cell>
          <table:table-cell table:style-name="Default" office:value-type="string" calcext:value-type="string">
            <text:p>Vuff[eV]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.886" calcext:value-type="float">
            <text:p>2.886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]/2" office:value-type="float" office:value="1.443" calcext:value-type="float">
            <text:p>1.4430</text:p>
          </table:table-cell>
          <table:table-cell table:formula="of:=[.C3]*4184/6.02214076E+023/1.602176634E-019" office:value-type="float" office:value="0.00190802058663924" calcext:value-type="float">
            <text:p>0.00190802059</text:p>
          </table:table-cell>
          <table:table-cell table:formula="of:=[.D3]*4184/6.02214076E+023/1.602176634E-019" office:value-type="float" office:value="0" calcext:value-type="float">
            <text:p>0.00000000000</text:p>
          </table:table-cell>
          <table:table-cell table:formula="of:=[.E3]*4184/6.02214076E+023/1.602176634E-019"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.362" calcext:value-type="float">
            <text:p>2.362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]/2" office:value-type="float" office:value="1.181" calcext:value-type="float">
            <text:p>1.1810</text:p>
          </table:table-cell>
          <table:table-cell table:formula="of:=[.C4]*4184/6.02214076E+023/1.602176634E-019" office:value-type="float" office:value="0.00242838983754085" calcext:value-type="float">
            <text:p>0.00242838984</text:p>
          </table:table-cell>
          <table:table-cell table:formula="of:=[.D4]*4184/6.02214076E+023/1.602176634E-019" office:value-type="float" office:value="0" calcext:value-type="float">
            <text:p>0.00000000000</text:p>
          </table:table-cell>
          <table:table-cell table:formula="of:=[.E4]*4184/6.02214076E+023/1.602176634E-019"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2.451" calcext:value-type="float">
            <text:p>2.451</text:p>
          </table:table-cell>
          <table:table-cell office:value-type="float" office:value="0.025" calcext:value-type="float">
            <text:p>0.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/2" office:value-type="float" office:value="1.2255" calcext:value-type="float">
            <text:p>1.2255</text:p>
          </table:table-cell>
          <table:table-cell table:formula="of:=[.C5]*4184/6.02214076E+023/1.602176634E-019" office:value-type="float" office:value="0.00108410260604502" calcext:value-type="float">
            <text:p>0.00108410261</text:p>
          </table:table-cell>
          <table:table-cell table:formula="of:=[.D5]*4184/6.02214076E+023/1.602176634E-019" office:value-type="float" office:value="0.0867282084836019" calcext:value-type="float">
            <text:p>0.08672820848</text:p>
          </table:table-cell>
          <table:table-cell table:formula="of:=[.E5]*4184/6.02214076E+023/1.602176634E-019"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.745" calcext:value-type="float">
            <text:p>2.745</text:p>
          </table:table-cell>
          <table:table-cell office:value-type="float" office:value="0.085" calcext:value-type="float">
            <text:p>0.0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]/2" office:value-type="float" office:value="1.3725" calcext:value-type="float">
            <text:p>1.3725</text:p>
          </table:table-cell>
          <table:table-cell table:formula="of:=[.C6]*4184/6.02214076E+023/1.602176634E-019" office:value-type="float" office:value="0.00368594886055308" calcext:value-type="float">
            <text:p>0.00368594886</text:p>
          </table:table-cell>
          <table:table-cell table:formula="of:=[.D6]*4184/6.02214076E+023/1.602176634E-019" office:value-type="float" office:value="0.0867282084836019" calcext:value-type="float">
            <text:p>0.08672820848</text:p>
          </table:table-cell>
          <table:table-cell table:formula="of:=[.E6]*4184/6.02214076E+023/1.602176634E-019"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.083" calcext:value-type="float">
            <text:p>4.083</text:p>
          </table:table-cell>
          <table:table-cell office:value-type="float" office:value="0.18" calcext:value-type="float">
            <text:p>0.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/2" office:value-type="float" office:value="2.0415" calcext:value-type="float">
            <text:p>2.0415</text:p>
          </table:table-cell>
          <table:table-cell table:formula="of:=[.C7]*4184/6.02214076E+023/1.602176634E-019" office:value-type="float" office:value="0.00780553876352417" calcext:value-type="float">
            <text:p>0.00780553876</text:p>
          </table:table-cell>
          <table:table-cell table:formula="of:=[.D7]*4184/6.02214076E+023/1.602176634E-019" office:value-type="float" office:value="0.0867282084836019" calcext:value-type="float">
            <text:p>0.08672820848</text:p>
          </table:table-cell>
          <table:table-cell table:formula="of:=[.E7]*4184/6.02214076E+023/1.602176634E-019"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.851" calcext:value-type="float">
            <text:p>3.851</text:p>
          </table:table-cell>
          <table:table-cell office:value-type="float" office:value="0.105" calcext:value-type="float">
            <text:p>0.105</text:p>
          </table:table-cell>
          <table:table-cell office:value-type="float" office:value="2" calcext:value-type="float">
            <text:p>2</text:p>
          </table:table-cell>
          <table:table-cell office:value-type="float" office:value="2.119" calcext:value-type="float">
            <text:p>2.119</text:p>
          </table:table-cell>
          <table:table-cell/>
          <table:table-cell table:formula="of:=[.B8]/2" office:value-type="float" office:value="1.9255" calcext:value-type="float">
            <text:p>1.9255</text:p>
          </table:table-cell>
          <table:table-cell table:formula="of:=[.C8]*4184/6.02214076E+023/1.602176634E-019" office:value-type="float" office:value="0.0045532309453891" calcext:value-type="float">
            <text:p>0.00455323095</text:p>
          </table:table-cell>
          <table:table-cell table:formula="of:=[.D8]*4184/6.02214076E+023/1.602176634E-019" office:value-type="float" office:value="0.0867282084836019" calcext:value-type="float">
            <text:p>0.08672820848</text:p>
          </table:table-cell>
          <table:table-cell table:formula="of:=[.E8]*4184/6.02214076E+023/1.602176634E-019" office:value-type="float" office:value="0.0918885368883762" calcext:value-type="float">
            <text:p>0.0918885368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.66" calcext:value-type="float">
            <text:p>3.660</text:p>
          </table:table-cell>
          <table:table-cell office:value-type="float" office:value="0.069" calcext:value-type="float">
            <text:p>0.069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[.B9]/2" office:value-type="float" office:value="1.83" calcext:value-type="float">
            <text:p>1.8300</text:p>
          </table:table-cell>
          <table:table-cell table:formula="of:=[.C9]*4184/6.02214076E+023/1.602176634E-019" office:value-type="float" office:value="0.00299212319268426" calcext:value-type="float">
            <text:p>0.00299212319</text:p>
          </table:table-cell>
          <table:table-cell table:formula="of:=[.D9]*4184/6.02214076E+023/1.602176634E-019" office:value-type="float" office:value="0.0867282084836019" calcext:value-type="float">
            <text:p>0.08672820848</text:p>
          </table:table-cell>
          <table:table-cell table:formula="of:=[.E9]*4184/6.02214076E+023/1.602176634E-019" office:value-type="float" office:value="0.0195138469088104" calcext:value-type="float">
            <text:p>0.0195138469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.5" calcext:value-type="float">
            <text:p>3.500</text:p>
          </table:table-cell>
          <table:table-cell office:value-type="float" office:value="0.06" calcext:value-type="float">
            <text:p>0.060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.018</text:p>
          </table:table-cell>
          <table:table-cell/>
          <table:table-cell table:formula="of:=[.B10]/2" office:value-type="float" office:value="1.75" calcext:value-type="float">
            <text:p>1.7500</text:p>
          </table:table-cell>
          <table:table-cell table:formula="of:=[.C10]*4184/6.02214076E+023/1.602176634E-019" office:value-type="float" office:value="0.00260184625450806" calcext:value-type="float">
            <text:p>0.00260184625</text:p>
          </table:table-cell>
          <table:table-cell table:formula="of:=[.D10]*4184/6.02214076E+023/1.602176634E-019" office:value-type="float" office:value="0.0867282084836019" calcext:value-type="float">
            <text:p>0.08672820848</text:p>
          </table:table-cell>
          <table:table-cell table:formula="of:=[.E10]*4184/6.02214076E+023/1.602176634E-019" office:value-type="float" office:value="0.000780553876352417" calcext:value-type="float">
            <text:p>0.0007805538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.364" calcext:value-type="float">
            <text:p>3.364</text:p>
          </table:table-cell>
          <table:table-cell office:value-type="float" office:value="0.05" calcext:value-type="float">
            <text:p>0.0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/2" office:value-type="float" office:value="1.682" calcext:value-type="float">
            <text:p>1.6820</text:p>
          </table:table-cell>
          <table:table-cell table:formula="of:=[.C11]*4184/6.02214076E+023/1.602176634E-019" office:value-type="float" office:value="0.00216820521209005" calcext:value-type="float">
            <text:p>0.00216820521</text:p>
          </table:table-cell>
          <table:table-cell table:formula="of:=[.D11]*4184/6.02214076E+023/1.602176634E-019" office:value-type="float" office:value="0.0867282084836019" calcext:value-type="float">
            <text:p>0.08672820848</text:p>
          </table:table-cell>
          <table:table-cell table:formula="of:=[.E11]*4184/6.02214076E+023/1.602176634E-019"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3.243" calcext:value-type="float">
            <text:p>3.243</text:p>
          </table:table-cell>
          <table:table-cell office:value-type="float" office:value="0.042" calcext:value-type="float">
            <text:p>0.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2]/2" office:value-type="float" office:value="1.6215" calcext:value-type="float">
            <text:p>1.6215</text:p>
          </table:table-cell>
          <table:table-cell table:formula="of:=[.C12]*4184/6.02214076E+023/1.602176634E-019" office:value-type="float" office:value="0.00182129237815564" calcext:value-type="float">
            <text:p>0.00182129238</text:p>
          </table:table-cell>
          <table:table-cell table:formula="of:=[.D12]*4184/6.02214076E+023/1.602176634E-019" office:value-type="float" office:value="0.0867282084836019" calcext:value-type="float">
            <text:p>0.08672820848</text:p>
          </table:table-cell>
          <table:table-cell table:formula="of:=[.E12]*4184/6.02214076E+023/1.602176634E-019"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.983" calcext:value-type="float">
            <text:p>2.983</text:p>
          </table:table-cell>
          <table:table-cell office:value-type="float" office:value="0.03" calcext:value-type="float">
            <text:p>0.03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/2" office:value-type="float" office:value="1.4915" calcext:value-type="float">
            <text:p>1.4915</text:p>
          </table:table-cell>
          <table:table-cell table:formula="of:=[.C13]*4184/6.02214076E+023/1.602176634E-019" office:value-type="float" office:value="0.00130092312725403" calcext:value-type="float">
            <text:p>0.00130092313</text:p>
          </table:table-cell>
          <table:table-cell table:formula="of:=[.D13]*4184/6.02214076E+023/1.602176634E-019" office:value-type="float" office:value="0.0542051303022512" calcext:value-type="float">
            <text:p>0.05420513030</text:p>
          </table:table-cell>
          <table:table-cell table:formula="of:=[.E13]*4184/6.02214076E+023/1.602176634E-019"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3.021" calcext:value-type="float">
            <text:p>3.021</text:p>
          </table:table-cell>
          <table:table-cell office:value-type="float" office:value="0.111" calcext:value-type="float">
            <text:p>0.111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4]/2" office:value-type="float" office:value="1.5105" calcext:value-type="float">
            <text:p>1.5105</text:p>
          </table:table-cell>
          <table:table-cell table:formula="of:=[.C14]*4184/6.02214076E+023/1.602176634E-019" office:value-type="float" office:value="0.0048134155708399" calcext:value-type="float">
            <text:p>0.00481341557</text:p>
          </table:table-cell>
          <table:table-cell table:formula="of:=[.D14]*4184/6.02214076E+023/1.602176634E-019" office:value-type="float" office:value="0.0542051303022512" calcext:value-type="float">
            <text:p>0.05420513030</text:p>
          </table:table-cell>
          <table:table-cell table:formula="of:=[.E14]*4184/6.02214076E+023/1.602176634E-019"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4.499" calcext:value-type="float">
            <text:p>4.499</text:p>
          </table:table-cell>
          <table:table-cell office:value-type="float" office:value="0.505" calcext:value-type="float">
            <text:p>0.50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]/2" office:value-type="float" office:value="2.2495" calcext:value-type="float">
            <text:p>2.2495</text:p>
          </table:table-cell>
          <table:table-cell table:formula="of:=[.C15]*4184/6.02214076E+023/1.602176634E-019" office:value-type="float" office:value="0.0218988726421095" calcext:value-type="float">
            <text:p>0.02189887264</text:p>
          </table:table-cell>
          <table:table-cell table:formula="of:=[.D15]*4184/6.02214076E+023/1.602176634E-019" office:value-type="float" office:value="0.0542051303022512" calcext:value-type="float">
            <text:p>0.05420513030</text:p>
          </table:table-cell>
          <table:table-cell table:formula="of:=[.E15]*4184/6.02214076E+023/1.602176634E-019" office:value-type="float" office:value="0" calcext:value-type="float">
            <text:p>0.00000000000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.295" calcext:value-type="float">
            <text:p>4.295</text:p>
          </table:table-cell>
          <table:table-cell office:value-type="float" office:value="0.402" calcext:value-type="float">
            <text:p>0.402</text:p>
          </table:table-cell>
          <table:table-cell office:value-type="float" office:value="1.25" calcext:value-type="float">
            <text:p>1.25</text:p>
          </table:table-cell>
          <table:table-cell office:value-type="float" office:value="1.225" calcext:value-type="float">
            <text:p>1.225</text:p>
          </table:table-cell>
          <table:table-cell/>
          <table:table-cell table:formula="of:=[.B16]/2" office:value-type="float" office:value="2.1475" calcext:value-type="float">
            <text:p>2.1475</text:p>
          </table:table-cell>
          <table:table-cell table:formula="of:=[.C16]*4184/6.02214076E+023/1.602176634E-019" office:value-type="float" office:value="0.017432369905204" calcext:value-type="float">
            <text:p>0.01743236991</text:p>
          </table:table-cell>
          <table:table-cell table:formula="of:=[.D16]*4184/6.02214076E+023/1.602176634E-019" office:value-type="float" office:value="0.0542051303022512" calcext:value-type="float">
            <text:p>0.05420513030</text:p>
          </table:table-cell>
          <table:table-cell table:formula="of:=[.E16]*4184/6.02214076E+023/1.602176634E-019" office:value-type="float" office:value="0.0531210276962062" calcext:value-type="float">
            <text:p>0.0531210277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.147" calcext:value-type="float">
            <text:p>4.147</text:p>
          </table:table-cell>
          <table:table-cell office:value-type="float" office:value="0.305" calcext:value-type="float">
            <text:p>0.305</text:p>
          </table:table-cell>
          <table:table-cell office:value-type="float" office:value="1.25" calcext:value-type="float">
            <text:p>1.25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B17]/2" office:value-type="float" office:value="2.0735" calcext:value-type="float">
            <text:p>2.0735</text:p>
          </table:table-cell>
          <table:table-cell table:formula="of:=[.C17]*4184/6.02214076E+023/1.602176634E-019" office:value-type="float" office:value="0.0132260517937493" calcext:value-type="float">
            <text:p>0.01322605179</text:p>
          </table:table-cell>
          <table:table-cell table:formula="of:=[.D17]*4184/6.02214076E+023/1.602176634E-019" office:value-type="float" office:value="0.0542051303022512" calcext:value-type="float">
            <text:p>0.05420513030</text:p>
          </table:table-cell>
          <table:table-cell table:formula="of:=[.E17]*4184/6.02214076E+023/1.602176634E-019" office:value-type="float" office:value="0.104073850180322" calcext:value-type="float">
            <text:p>0.1040738501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.035" calcext:value-type="float">
            <text:p>4.035</text:p>
          </table:table-cell>
          <table:table-cell office:value-type="float" office:value="0.274" calcext:value-type="float">
            <text:p>0.274</text:p>
          </table:table-cell>
          <table:table-cell office:value-type="float" office:value="1.25" calcext:value-type="float">
            <text:p>1.25</text:p>
          </table:table-cell>
          <table:table-cell office:value-type="float" office:value="0.484" calcext:value-type="float">
            <text:p>0.484</text:p>
          </table:table-cell>
          <table:table-cell/>
          <table:table-cell table:formula="of:=[.B18]/2" office:value-type="float" office:value="2.0175" calcext:value-type="float">
            <text:p>2.0175</text:p>
          </table:table-cell>
          <table:table-cell table:formula="of:=[.C18]*4184/6.02214076E+023/1.602176634E-019" office:value-type="float" office:value="0.0118817645622535" calcext:value-type="float">
            <text:p>0.01188176456</text:p>
          </table:table-cell>
          <table:table-cell table:formula="of:=[.D18]*4184/6.02214076E+023/1.602176634E-019" office:value-type="float" office:value="0.0542051303022512" calcext:value-type="float">
            <text:p>0.05420513030</text:p>
          </table:table-cell>
          <table:table-cell table:formula="of:=[.E18]*4184/6.02214076E+023/1.602176634E-019" office:value-type="float" office:value="0.0209882264530317" calcext:value-type="float">
            <text:p>0.0209882264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3.947" calcext:value-type="float">
            <text:p>3.947</text:p>
          </table:table-cell>
          <table:table-cell office:value-type="float" office:value="0.227" calcext:value-type="float">
            <text:p>0.22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/2" office:value-type="float" office:value="1.9735" calcext:value-type="float">
            <text:p>1.9735</text:p>
          </table:table-cell>
          <table:table-cell table:formula="of:=[.C19]*4184/6.02214076E+023/1.602176634E-019" office:value-type="float" office:value="0.00984365166288881" calcext:value-type="float">
            <text:p>0.00984365166</text:p>
          </table:table-cell>
          <table:table-cell table:formula="of:=[.D19]*4184/6.02214076E+023/1.602176634E-019" office:value-type="float" office:value="0.0542051303022512" calcext:value-type="float">
            <text:p>0.05420513030</text:p>
          </table:table-cell>
          <table:table-cell table:formula="of:=[.E19]*4184/6.02214076E+023/1.602176634E-019" office:value-type="float" office:value="0" calcext:value-type="float">
            <text:p>0.00000000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4"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kcal/mol</text:p>
          </table:table-cell>
          <table:table-cell table:style-name="Default" office:value-type="string" calcext:value-type="string">
            <text:p>eV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Default" office:value-type="float" office:value="664.12" calcext:value-type="float">
            <text:p>664.12</text:p>
          </table:table-cell>
          <table:table-cell table:style-name="Default" table:formula="of:=[.I24]*4184/6.02214076E+023/1.602176634E-019" office:value-type="float" office:value="28.7989689090648" calcext:value-type="float">
            <text:p>28.7989689090648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Default" table:formula="of:=60.2214076*1.602176634/4.184" office:value-type="float" office:value="23.060547830619" calcext:value-type="float">
            <text:p>23.060547830619</text:p>
          </table:table-cell>
          <table:table-cell table:style-name="Default" table:formula="of:=1/2^(1/6)" office:value-type="float" office:value="0.890898718140339" calcext:value-type="float">
            <text:p>0.890898718140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3:35:52.819263604</meta:creation-date>
    <meta:editing-duration>PT4H34M3S</meta:editing-duration>
    <meta:editing-cycles>3</meta:editing-cycles>
    <meta:generator>LibreOffice/7.3.7.2$Linux_X86_64 LibreOffice_project/30$Build-2</meta:generator>
    <dc:date>2023-12-15T15:31:13.681357595</dc:date>
    <meta:document-statistic meta:table-count="1" meta:cell-count="168" meta:object-count="0"/>
  </office:meta>
</office:document-meta>
</file>